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Object 1/Configurations2/" manifest:media-type="application/vnd.sun.xml.ui.configuration"/>
  <manifest:file-entry manifest:full-path="Object 2/" manifest:media-type="application/vnd.oasis.opendocument.spreadsheet"/>
  <manifest:file-entry manifest:full-path="Object 3/" manifest:media-type="application/vnd.oasis.opendocument.spreadsheet"/>
  <manifest:file-entry manifest:full-path="Object 3/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/content.xml" manifest:media-type="text/xml"/>
  <manifest:file-entry manifest:full-path="Object 1/manifest.rdf" manifest:media-type="application/octet-stream"/>
  <manifest:file-entry manifest:full-path="Object 1/settings.xml" manifest:media-type="text/xml"/>
  <manifest:file-entry manifest:full-path="Object 1/styles.xml" manifest:media-type="text/xml"/>
  <manifest:file-entry manifest:full-path="Object 2/styles.xml" manifest:media-type="text/xml"/>
  <manifest:file-entry manifest:full-path="Object 2/manifest.rdf" manifest:media-type="application/octet-stream"/>
  <manifest:file-entry manifest:full-path="Object 2/setting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manifest.rdf" manifest:media-type="application/octet-stream"/>
  <manifest:file-entry manifest:full-path="Object 3/content.xml" manifest:media-type="text/xml"/>
  <manifest:file-entry manifest:full-path="Object 3/setting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P2" style:parent-style-name="Standard" style:family="paragraph">
      <style:paragraph-properties fo:text-align="justify" fo:line-height="150%"/>
    </style:style>
    <style:style style:name="P3" style:parent-style-name="Standard" style:family="paragraph">
      <style:paragraph-properties fo:text-align="justify" fo:line-height="150%"/>
    </style:style>
    <style:style style:name="P4" style:parent-style-name="Standard" style:family="paragraph">
      <style:paragraph-properties fo:text-align="justify" fo:line-height="150%"/>
    </style:style>
    <style:style style:name="P5" style:parent-style-name="Standard" style:family="paragraph">
      <style:paragraph-properties fo:text-align="justify" fo:line-height="150%"/>
    </style:style>
    <style:style style:name="P6" style:parent-style-name="Standard" style:family="paragraph">
      <style:paragraph-properties fo:text-align="justify" fo:line-height="150%"/>
    </style:style>
    <style:style style:name="P7" style:parent-style-name="Standard" style:family="paragraph">
      <style:paragraph-properties fo:text-align="justify" fo:line-height="150%"/>
    </style:style>
    <style:style style:name="T8" style:parent-style-name="Προεπιλεγμένηγραμματοσειρά" style:family="text">
      <style:text-properties fo:language="en" fo:country="US"/>
    </style:style>
    <style:style style:name="T9" style:parent-style-name="Προεπιλεγμένηγραμματοσειρά" style:family="text">
      <style:text-properties fo:language="en" fo:country="US"/>
    </style:style>
    <style:style style:name="T10" style:parent-style-name="Προεπιλεγμένηγραμματοσειρά" style:family="text">
      <style:text-properties fo:language="en" fo:country="US"/>
    </style:style>
    <style:style style:name="T11" style:parent-style-name="Προεπιλεγμένηγραμματοσειρά" style:family="text">
      <style:text-properties fo:language="en" fo:country="US"/>
    </style:style>
    <style:style style:name="P12" style:parent-style-name="Standard" style:family="paragraph">
      <style:paragraph-properties fo:text-align="justify" fo:line-height="150%"/>
    </style:style>
    <style:style style:name="P13" style:parent-style-name="Standard" style:family="paragraph">
      <style:paragraph-properties fo:text-align="justify" fo:line-height="150%"/>
      <style:text-properties fo:language="en" fo:country="US"/>
    </style:style>
    <style:style style:name="P14" style:parent-style-name="Standard" style:family="paragraph">
      <style:paragraph-properties fo:text-align="justify" fo:line-height="150%"/>
      <style:text-properties fo:language="en" fo:country="US"/>
    </style:style>
    <style:style style:name="P15" style:parent-style-name="Standard" style:family="paragraph">
      <style:paragraph-properties fo:text-align="justify" fo:line-height="150%"/>
      <style:text-properties fo:language="en" fo:country="US"/>
    </style:style>
    <style:style style:name="P16" style:parent-style-name="Standard" style:family="paragraph">
      <style:paragraph-properties fo:text-align="justify" fo:line-height="150%"/>
      <style:text-properties fo:language="en" fo:country="US"/>
    </style:style>
    <style:style style:name="P17" style:parent-style-name="Standard" style:family="paragraph">
      <style:paragraph-properties fo:text-align="justify" fo:line-height="150%"/>
      <style:text-properties fo:language="en" fo:country="US"/>
    </style:style>
    <style:style style:name="P18" style:parent-style-name="Standard" style:family="paragraph">
      <style:paragraph-properties fo:text-align="justify" fo:line-height="150%"/>
    </style:style>
    <style:style style:name="P19" style:parent-style-name="Standard" style:family="paragraph">
      <style:paragraph-properties fo:text-align="justify" fo:line-height="150%"/>
    </style:style>
    <style:style style:name="P20" style:parent-style-name="Standard" style:family="paragraph">
      <style:paragraph-properties fo:text-align="justify" fo:line-height="150%"/>
    </style:style>
    <style:style style:name="P21" style:parent-style-name="Standard" style:family="paragraph">
      <style:paragraph-properties fo:text-align="justify" fo:line-height="150%"/>
    </style:style>
    <style:style style:name="P22" style:parent-style-name="Standard" style:family="paragraph">
      <style:paragraph-properties fo:text-align="justify" fo:line-height="150%"/>
    </style:style>
    <style:style style:name="P23" style:parent-style-name="Standard" style:family="paragraph">
      <style:paragraph-properties fo:text-align="justify" fo:line-height="150%"/>
    </style:style>
    <style:style style:name="T24" style:parent-style-name="Προεπιλεγμένηγραμματοσειρά" style:family="text">
      <style:text-properties fo:language="en" fo:country="US"/>
    </style:style>
    <style:style style:name="T25" style:parent-style-name="Προεπιλεγμένηγραμματοσειρά" style:family="text">
      <style:text-properties fo:language="en" fo:country="US"/>
    </style:style>
    <style:style style:name="P26" style:parent-style-name="Standard" style:family="paragraph">
      <style:paragraph-properties fo:text-align="justify" fo:line-height="150%"/>
    </style:style>
    <style:style style:name="T27" style:parent-style-name="Προεπιλεγμένηγραμματοσειρά" style:family="text">
      <style:text-properties fo:language="en" fo:country="US"/>
    </style:style>
    <style:style style:name="P28" style:parent-style-name="Standard" style:family="paragraph">
      <style:paragraph-properties fo:text-align="justify" fo:line-height="150%"/>
    </style:style>
    <style:style style:name="P29" style:parent-style-name="Standard" style:family="paragraph">
      <style:paragraph-properties fo:text-align="justify" fo:line-height="150%"/>
      <style:text-properties fo:language="en" fo:country="US"/>
    </style:style>
    <style:style style:name="P30" style:parent-style-name="Standard" style:family="paragraph">
      <style:paragraph-properties fo:text-align="justify" fo:line-height="150%"/>
      <style:text-properties fo:language="en" fo:country="US"/>
    </style:style>
    <style:style style:name="P31" style:parent-style-name="Standard" style:family="paragraph">
      <style:paragraph-properties fo:text-align="justify" fo:line-height="150%"/>
      <style:text-properties fo:language="en" fo:country="US"/>
    </style:style>
    <style:style style:name="P32" style:parent-style-name="Standard" style:family="paragraph">
      <style:paragraph-properties fo:text-align="justify" fo:line-height="150%"/>
      <style:text-properties fo:language="en" fo:country="US"/>
    </style:style>
    <style:style style:name="P33" style:parent-style-name="Standard" style:family="paragraph">
      <style:paragraph-properties fo:text-align="justify" fo:line-height="150%"/>
      <style:text-properties fo:language="en" fo:country="US"/>
    </style:style>
    <style:style style:name="P34" style:parent-style-name="Standard" style:family="paragraph">
      <style:paragraph-properties fo:text-align="justify" fo:line-height="150%"/>
      <style:text-properties fo:language="en" fo:country="US"/>
    </style:style>
    <style:style style:name="P35" style:parent-style-name="Standard" style:family="paragraph">
      <style:paragraph-properties fo:text-align="justify" fo:line-height="150%"/>
      <style:text-properties fo:language="en" fo:country="US"/>
    </style:style>
    <style:style style:name="P36" style:parent-style-name="Standard" style:family="paragraph">
      <style:paragraph-properties fo:text-align="justify" fo:line-height="150%"/>
      <style:text-properties fo:language="en" fo:country="US"/>
    </style:style>
    <style:style style:name="P37" style:parent-style-name="Standard" style:family="paragraph">
      <style:paragraph-properties fo:text-align="justify" fo:line-height="150%"/>
      <style:text-properties fo:language="en" fo:country="US"/>
    </style:style>
    <style:style style:name="P38" style:parent-style-name="Standard" style:family="paragraph">
      <style:paragraph-properties fo:text-align="justify" fo:line-height="150%"/>
      <style:text-properties fo:language="en" fo:country="US"/>
    </style:style>
    <style:style style:name="P39" style:parent-style-name="Standard" style:family="paragraph">
      <style:paragraph-properties fo:text-align="justify" fo:line-height="150%"/>
      <style:text-properties fo:language="en" fo:country="US"/>
    </style:style>
    <style:style style:name="P40" style:parent-style-name="Standard" style:family="paragraph">
      <style:paragraph-properties fo:text-align="justify" fo:line-height="150%"/>
      <style:text-properties fo:language="en" fo:country="US"/>
    </style:style>
    <style:style style:name="P41" style:parent-style-name="Standard" style:family="paragraph">
      <style:paragraph-properties fo:text-align="justify" fo:line-height="150%"/>
      <style:text-properties fo:language="en" fo:country="US"/>
    </style:style>
    <style:style style:name="P42" style:parent-style-name="Standard" style:family="paragraph">
      <style:paragraph-properties fo:text-align="justify" fo:line-height="150%"/>
      <style:text-properties fo:language="en" fo:country="US"/>
    </style:style>
    <style:style style:name="P43" style:parent-style-name="Standard" style:family="paragraph">
      <style:paragraph-properties fo:text-align="justify" fo:line-height="150%"/>
      <style:text-properties fo:language="en" fo:country="US"/>
    </style:style>
    <style:style style:name="P44" style:parent-style-name="Standard" style:family="paragraph">
      <style:paragraph-properties fo:text-align="justify" fo:line-height="150%"/>
      <style:text-properties fo:language="en" fo:country="US"/>
    </style:style>
    <style:style style:name="P45" style:parent-style-name="Standard" style:family="paragraph">
      <style:paragraph-properties fo:text-align="justify" fo:line-height="150%"/>
      <style:text-properties fo:language="en" fo:country="US"/>
    </style:style>
    <style:style style:name="P46" style:parent-style-name="Standard" style:family="paragraph">
      <style:paragraph-properties fo:text-align="justify" fo:line-height="150%"/>
      <style:text-properties fo:language="en" fo:country="US"/>
    </style:style>
    <style:style style:name="P47" style:parent-style-name="Standard" style:family="paragraph">
      <style:paragraph-properties fo:text-align="justify" fo:line-height="150%"/>
      <style:text-properties fo:language="en" fo:country="US"/>
    </style:style>
    <style:style style:name="P48" style:parent-style-name="Standard" style:family="paragraph">
      <style:paragraph-properties fo:text-align="justify" fo:line-height="150%"/>
      <style:text-properties fo:language="en" fo:country="US"/>
    </style:style>
    <style:style style:name="P49" style:parent-style-name="Standard" style:family="paragraph">
      <style:paragraph-properties fo:text-align="justify" fo:line-height="150%"/>
      <style:text-properties fo:language="en" fo:country="US"/>
    </style:style>
    <style:style style:name="P50" style:parent-style-name="Standard" style:family="paragraph">
      <style:paragraph-properties fo:text-align="justify" fo:line-height="150%"/>
      <style:text-properties fo:language="en" fo:country="US"/>
    </style:style>
    <style:style style:name="P51" style:parent-style-name="Standard" style:family="paragraph">
      <style:paragraph-properties fo:text-align="justify" fo:line-height="150%"/>
      <style:text-properties fo:language="en" fo:country="US"/>
    </style:style>
    <style:style style:name="P52" style:parent-style-name="Standard" style:family="paragraph">
      <style:paragraph-properties fo:text-align="justify" fo:line-height="150%"/>
      <style:text-properties fo:language="en" fo:country="US"/>
    </style:style>
    <style:style style:name="P53" style:parent-style-name="Standard" style:family="paragraph">
      <style:paragraph-properties fo:text-align="justify" fo:line-height="150%"/>
    </style:style>
    <style:style style:name="P54" style:parent-style-name="Standard" style:family="paragraph">
      <style:paragraph-properties fo:text-align="justify" fo:line-height="150%"/>
    </style:style>
    <style:style style:name="P55" style:parent-style-name="Standard" style:family="paragraph">
      <style:paragraph-properties fo:text-align="justify" fo:line-height="150%"/>
    </style:style>
    <style:style style:name="P56" style:parent-style-name="Standard" style:family="paragraph">
      <style:paragraph-properties fo:text-align="justify" fo:line-height="150%"/>
    </style:style>
    <style:style style:name="T57" style:parent-style-name="Προεπιλεγμένηγραμματοσειρά" style:family="text">
      <style:text-properties fo:language="en" fo:country="US"/>
    </style:style>
    <style:style style:name="P58" style:parent-style-name="Standard" style:family="paragraph">
      <style:paragraph-properties fo:text-align="justify" fo:line-height="150%"/>
    </style:style>
    <style:style style:name="P59" style:parent-style-name="Standard" style:family="paragraph">
      <style:paragraph-properties fo:text-align="justify" fo:line-height="150%"/>
    </style:style>
    <style:style style:name="P60" style:parent-style-name="Standard" style:family="paragraph">
      <style:paragraph-properties fo:text-align="justify" fo:line-height="150%"/>
    </style:style>
    <style:style style:name="P61" style:parent-style-name="Standard" style:family="paragraph">
      <style:paragraph-properties fo:text-align="justify" fo:line-height="150%"/>
    </style:style>
    <style:style style:name="P62" style:parent-style-name="Standard" style:family="paragraph">
      <style:paragraph-properties fo:text-align="justify" fo:line-height="150%"/>
    </style:style>
    <style:style style:name="P63" style:parent-style-name="Standard" style:family="paragraph">
      <style:paragraph-properties fo:text-align="justify" fo:line-height="150%"/>
    </style:style>
    <style:style style:name="T64" style:parent-style-name="Προεπιλεγμένηγραμματοσειρά" style:family="text">
      <style:text-properties fo:language="en" fo:country="US"/>
    </style:style>
    <style:style style:name="T65" style:parent-style-name="Προεπιλεγμένηγραμματοσειρά" style:family="text">
      <style:text-properties fo:language="en" fo:country="US"/>
    </style:style>
    <style:style style:name="T66" style:parent-style-name="Προεπιλεγμένηγραμματοσειρά" style:family="text">
      <style:text-properties fo:language="en" fo:country="US"/>
    </style:style>
    <style:style style:name="T67" style:parent-style-name="Προεπιλεγμένηγραμματοσειρά" style:family="text">
      <style:text-properties fo:language="en" fo:country="US"/>
    </style:style>
    <style:style style:name="T68" style:parent-style-name="Προεπιλεγμένηγραμματοσειρά" style:family="text">
      <style:text-properties fo:language="en" fo:country="US"/>
    </style:style>
    <style:style style:name="T69" style:parent-style-name="Προεπιλεγμένηγραμματοσειρά" style:family="text">
      <style:text-properties fo:language="en" fo:country="US"/>
    </style:style>
    <style:style style:name="T70" style:parent-style-name="Προεπιλεγμένηγραμματοσειρά" style:family="text">
      <style:text-properties fo:language="en" fo:country="US"/>
    </style:style>
    <style:style style:name="T71" style:parent-style-name="Προεπιλεγμένηγραμματοσειρά" style:family="text">
      <style:text-properties fo:language="en" fo:country="US"/>
    </style:style>
    <style:style style:name="T72" style:parent-style-name="Προεπιλεγμένηγραμματοσειρά" style:family="text">
      <style:text-properties fo:language="en" fo:country="US"/>
    </style:style>
    <style:style style:name="T73" style:parent-style-name="Προεπιλεγμένηγραμματοσειρά" style:family="text">
      <style:text-properties fo:language="en" fo:country="US"/>
    </style:style>
    <style:style style:name="P74" style:parent-style-name="Standard" style:family="paragraph">
      <style:paragraph-properties fo:text-align="justify" fo:line-height="150%"/>
      <style:text-properties fo:language="en" fo:country="US"/>
    </style:style>
    <style:style style:name="P75" style:parent-style-name="Standard" style:family="paragraph">
      <style:paragraph-properties fo:text-align="justify" fo:line-height="150%"/>
      <style:text-properties fo:language="en" fo:country="US"/>
    </style:style>
    <style:style style:name="P76" style:parent-style-name="Standard" style:family="paragraph">
      <style:paragraph-properties fo:text-align="justify" fo:line-height="150%"/>
      <style:text-properties fo:language="en" fo:country="US"/>
    </style:style>
    <style:style style:name="P77" style:parent-style-name="Standard" style:family="paragraph">
      <style:paragraph-properties fo:text-align="justify" fo:line-height="150%"/>
      <style:text-properties fo:language="en" fo:country="US"/>
    </style:style>
    <style:style style:name="P78" style:parent-style-name="Standard" style:family="paragraph">
      <style:paragraph-properties fo:text-align="justify" fo:line-height="150%"/>
      <style:text-properties fo:language="en" fo:country="US"/>
    </style:style>
    <style:style style:name="P79" style:parent-style-name="Standard" style:family="paragraph">
      <style:paragraph-properties fo:text-align="justify" fo:line-height="150%"/>
      <style:text-properties fo:language="en" fo:country="US"/>
    </style:style>
    <style:style style:name="P80" style:parent-style-name="Standard" style:family="paragraph">
      <style:paragraph-properties fo:text-align="justify" fo:line-height="150%"/>
      <style:text-properties fo:language="en" fo:country="US"/>
    </style:style>
    <style:style style:name="P81" style:parent-style-name="Standard" style:family="paragraph">
      <style:paragraph-properties fo:text-align="justify" fo:line-height="150%"/>
    </style:style>
    <style:style style:name="T82" style:parent-style-name="Προεπιλεγμένηγραμματοσειρά" style:family="text">
      <style:text-properties fo:language="en" fo:country="US"/>
    </style:style>
    <style:style style:name="T83" style:parent-style-name="Προεπιλεγμένηγραμματοσειρά" style:family="text">
      <style:text-properties fo:language="en" fo:country="US"/>
    </style:style>
    <style:style style:name="T84" style:parent-style-name="Προεπιλεγμένηγραμματοσειρά" style:family="text">
      <style:text-properties fo:language="en" fo:country="US"/>
    </style:style>
    <style:style style:name="T85" style:parent-style-name="Προεπιλεγμένηγραμματοσειρά" style:family="text">
      <style:text-properties fo:language="en" fo:country="US"/>
    </style:style>
    <style:style style:name="T86" style:parent-style-name="Προεπιλεγμένηγραμματοσειρά" style:family="text">
      <style:text-properties fo:language="en" fo:country="US"/>
    </style:style>
    <style:style style:name="T87" style:parent-style-name="Προεπιλεγμένηγραμματοσειρά" style:family="text">
      <style:text-properties fo:language="en" fo:country="US"/>
    </style:style>
    <style:style style:name="P88" style:parent-style-name="Standard" style:family="paragraph">
      <style:paragraph-properties fo:text-align="justify" fo:line-height="150%"/>
      <style:text-properties fo:language="en" fo:country="US"/>
    </style:style>
    <style:style style:name="P89" style:parent-style-name="Standard" style:family="paragraph">
      <style:paragraph-properties fo:text-align="justify" fo:line-height="150%"/>
      <style:text-properties fo:language="en" fo:country="US"/>
    </style:style>
    <style:style style:name="P90" style:parent-style-name="Standard" style:family="paragraph">
      <style:paragraph-properties fo:text-align="justify" fo:line-height="150%"/>
      <style:text-properties fo:language="en" fo:country="US"/>
    </style:style>
    <style:style style:name="P91" style:parent-style-name="Standard" style:family="paragraph">
      <style:paragraph-properties fo:text-align="justify" fo:line-height="150%"/>
      <style:text-properties fo:language="en" fo:country="US"/>
    </style:style>
    <style:style style:name="P92" style:parent-style-name="Standard" style:family="paragraph">
      <style:paragraph-properties fo:text-align="justify" fo:line-height="150%"/>
      <style:text-properties fo:language="en" fo:country="US"/>
    </style:style>
    <style:style style:name="P93" style:parent-style-name="Standard" style:family="paragraph">
      <style:paragraph-properties fo:text-align="justify" fo:line-height="150%"/>
      <style:text-properties fo:language="en" fo:country="US"/>
    </style:style>
    <style:style style:name="P94" style:parent-style-name="Standard" style:family="paragraph">
      <style:paragraph-properties fo:text-align="justify" fo:line-height="150%"/>
      <style:text-properties fo:language="en" fo:country="US"/>
    </style:style>
    <style:style style:name="P95" style:parent-style-name="Standard" style:family="paragraph">
      <style:paragraph-properties fo:text-align="justify" fo:line-height="150%"/>
    </style:style>
    <style:style style:name="P96" style:parent-style-name="Standard" style:family="paragraph">
      <style:paragraph-properties fo:text-align="justify" fo:line-height="150%"/>
    </style:style>
    <style:style style:name="P97" style:parent-style-name="Standard" style:family="paragraph">
      <style:paragraph-properties fo:text-align="justify" fo:line-height="150%"/>
    </style:style>
    <style:style style:name="T98" style:parent-style-name="Προεπιλεγμένηγραμματοσειρά" style:family="text">
      <style:text-properties fo:language="en" fo:country="US"/>
    </style:style>
    <style:style style:name="P99" style:parent-style-name="Standard" style:family="paragraph">
      <style:paragraph-properties fo:text-align="justify" fo:line-height="150%"/>
    </style:style>
    <style:style style:name="P100" style:parent-style-name="Standard" style:family="paragraph">
      <style:paragraph-properties fo:text-align="justify" fo:line-height="150%"/>
      <style:text-properties fo:language="en" fo:country="US"/>
    </style:style>
    <style:style style:name="P101" style:parent-style-name="Standard" style:family="paragraph">
      <style:paragraph-properties fo:text-align="justify" fo:line-height="150%"/>
      <style:text-properties fo:language="en" fo:country="US"/>
    </style:style>
    <style:style style:name="P102" style:parent-style-name="Standard" style:family="paragraph">
      <style:paragraph-properties fo:text-align="justify" fo:line-height="150%"/>
      <style:text-properties fo:language="en" fo:country="US"/>
    </style:style>
    <style:style style:name="P103" style:parent-style-name="Standard" style:family="paragraph">
      <style:paragraph-properties fo:text-align="justify" fo:line-height="150%"/>
      <style:text-properties fo:language="en" fo:country="US"/>
    </style:style>
    <style:style style:name="P104" style:parent-style-name="Standard" style:family="paragraph">
      <style:paragraph-properties fo:text-align="justify" fo:line-height="150%"/>
    </style:style>
    <style:style style:name="P105" style:parent-style-name="Standard" style:family="paragraph">
      <style:paragraph-properties fo:text-align="justify" fo:line-height="150%"/>
    </style:style>
    <style:style style:name="P106" style:parent-style-name="Standard" style:family="paragraph">
      <style:paragraph-properties fo:text-align="justify" fo:line-height="150%"/>
    </style:style>
    <style:style style:name="P107" style:parent-style-name="Standard" style:family="paragraph">
      <style:paragraph-properties fo:text-align="justify" fo:line-height="150%"/>
    </style:style>
    <style:style style:name="P108" style:parent-style-name="Standard" style:family="paragraph">
      <style:paragraph-properties fo:text-align="justify" fo:line-height="150%"/>
    </style:style>
    <style:style style:name="P109" style:parent-style-name="Standard" style:family="paragraph">
      <style:paragraph-properties fo:text-align="justify" fo:line-height="150%"/>
    </style:style>
    <style:style style:name="P110" style:parent-style-name="Standard" style:family="paragraph">
      <style:paragraph-properties fo:text-align="justify" fo:line-height="150%"/>
    </style:style>
    <style:style style:name="P111" style:parent-style-name="Standard" style:family="paragraph">
      <style:paragraph-properties fo:text-align="justify" fo:line-height="150%"/>
    </style:style>
    <style:style style:name="P112" style:parent-style-name="Standard" style:family="paragraph">
      <style:paragraph-properties fo:text-align="justify" fo:line-height="150%"/>
    </style:style>
    <style:style style:name="T113" style:parent-style-name="Προεπιλεγμένηγραμματοσειρά" style:family="text">
      <style:text-properties fo:language="en" fo:country="US"/>
    </style:style>
    <style:style style:name="T114" style:parent-style-name="Προεπιλεγμένηγραμματοσειρά" style:family="text">
      <style:text-properties fo:language="en" fo:country="US"/>
    </style:style>
    <style:style style:name="P115" style:parent-style-name="Standard" style:family="paragraph">
      <style:paragraph-properties fo:text-align="justify" fo:line-height="150%"/>
    </style:style>
    <style:style style:name="P116" style:parent-style-name="Standard" style:family="paragraph">
      <style:paragraph-properties fo:text-align="justify" fo:line-height="150%"/>
      <style:text-properties fo:language="en" fo:country="US"/>
    </style:style>
    <style:style style:name="P117" style:parent-style-name="Standard" style:family="paragraph">
      <style:paragraph-properties fo:text-align="justify" fo:line-height="150%"/>
      <style:text-properties fo:language="en" fo:country="US"/>
    </style:style>
    <style:style style:name="P118" style:parent-style-name="Standard" style:family="paragraph">
      <style:paragraph-properties fo:text-align="justify" fo:line-height="150%"/>
      <style:text-properties fo:language="en" fo:country="US"/>
    </style:style>
    <style:style style:name="P119" style:parent-style-name="Standard" style:family="paragraph">
      <style:paragraph-properties fo:text-align="justify" fo:line-height="150%"/>
      <style:text-properties fo:language="en" fo:country="US"/>
    </style:style>
    <style:style style:name="P120" style:parent-style-name="Standard" style:family="paragraph">
      <style:paragraph-properties fo:text-align="justify" fo:line-height="150%"/>
      <style:text-properties fo:language="en" fo:country="US"/>
    </style:style>
    <style:style style:name="P121" style:parent-style-name="Standard" style:family="paragraph">
      <style:paragraph-properties fo:text-align="justify" fo:line-height="150%"/>
      <style:text-properties fo:language="en" fo:country="US"/>
    </style:style>
    <style:style style:name="P122" style:parent-style-name="Standard" style:family="paragraph">
      <style:paragraph-properties fo:text-align="justify" fo:line-height="150%"/>
      <style:text-properties fo:language="en" fo:country="US"/>
    </style:style>
    <style:style style:name="P123" style:parent-style-name="Standard" style:family="paragraph">
      <style:paragraph-properties fo:text-align="justify" fo:line-height="150%"/>
      <style:text-properties fo:language="en" fo:country="US"/>
    </style:style>
    <style:style style:name="P124" style:parent-style-name="Standard" style:family="paragraph">
      <style:paragraph-properties fo:text-align="justify" fo:line-height="150%"/>
      <style:text-properties fo:language="en" fo:country="US"/>
    </style:style>
    <style:style style:name="P125" style:parent-style-name="Standard" style:family="paragraph">
      <style:paragraph-properties fo:text-align="justify" fo:line-height="150%"/>
      <style:text-properties fo:language="en" fo:country="US"/>
    </style:style>
    <style:style style:name="P126" style:parent-style-name="Standard" style:family="paragraph">
      <style:paragraph-properties fo:text-align="justify" fo:line-height="150%"/>
      <style:text-properties fo:language="en" fo:country="US"/>
    </style:style>
    <style:style style:name="P127" style:parent-style-name="Standard" style:family="paragraph">
      <style:paragraph-properties fo:text-align="justify" fo:line-height="150%"/>
      <style:text-properties fo:language="en" fo:country="US"/>
    </style:style>
    <style:style style:name="P128" style:parent-style-name="Standard" style:family="paragraph">
      <style:paragraph-properties fo:text-align="justify" fo:line-height="150%"/>
      <style:text-properties fo:language="en" fo:country="US"/>
    </style:style>
    <style:style style:name="P129" style:parent-style-name="Standard" style:family="paragraph">
      <style:paragraph-properties fo:text-align="justify" fo:line-height="150%"/>
    </style:style>
    <style:style style:name="P130" style:parent-style-name="Standard" style:family="paragraph">
      <style:paragraph-properties fo:text-align="justify" fo:line-height="150%"/>
    </style:style>
    <style:style style:name="P131" style:parent-style-name="Standard" style:family="paragraph">
      <style:paragraph-properties fo:text-align="justify" fo:line-height="150%"/>
    </style:style>
    <style:style style:name="P132" style:parent-style-name="Standard" style:family="paragraph">
      <style:paragraph-properties fo:text-align="justify" fo:line-height="150%"/>
    </style:style>
    <style:style style:name="P133" style:parent-style-name="Standard" style:list-style-name="LFO1" style:family="paragraph">
      <style:paragraph-properties fo:text-align="justify" fo:line-height="150%"/>
    </style:style>
    <style:style style:name="P134" style:parent-style-name="Standard" style:list-style-name="LFO1" style:family="paragraph">
      <style:paragraph-properties fo:text-align="justify" fo:line-height="150%"/>
    </style:style>
    <style:style style:name="P135" style:parent-style-name="Standard" style:list-style-name="LFO1" style:family="paragraph">
      <style:paragraph-properties fo:text-align="justify" fo:line-height="150%"/>
    </style:style>
    <style:style style:name="P136" style:parent-style-name="Standard" style:list-style-name="LFO1" style:family="paragraph">
      <style:paragraph-properties fo:text-align="justify" fo:line-height="150%"/>
    </style:style>
    <style:style style:name="P137" style:parent-style-name="Standard" style:family="paragraph">
      <style:paragraph-properties fo:text-align="justify" fo:line-height="150%"/>
    </style:style>
    <style:style style:name="P138" style:parent-style-name="Standard" style:family="paragraph">
      <style:paragraph-properties fo:text-align="justify" fo:line-height="150%"/>
    </style:style>
    <style:style style:name="T139" style:parent-style-name="Προεπιλεγμένηγραμματοσειρά" style:family="text">
      <style:text-properties fo:language="en" fo:country="US"/>
    </style:style>
    <style:style style:name="T140" style:parent-style-name="Προεπιλεγμένηγραμματοσειρά" style:family="text">
      <style:text-properties fo:language="en" fo:country="US"/>
    </style:style>
    <style:style style:name="T141" style:parent-style-name="Προεπιλεγμένηγραμματοσειρά" style:family="text">
      <style:text-properties fo:language="en" fo:country="US"/>
    </style:style>
    <style:style style:name="P142" style:parent-style-name="Standard" style:family="paragraph">
      <style:paragraph-properties fo:text-align="justify" fo:line-height="15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center" style:vertical-pos="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center" style:vertical-pos="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center" style:vertical-pos="top"/>
    </style:style>
  </office:automatic-styles>
  <office:body>
    <office:text text:use-soft-page-breaks="true">
      <text:p text:style-name="P1">Εργασία δίκτυα Ι</text:p>
      <text:p text:style-name="P2">2017 – 2018</text:p>
      <text:p text:style-name="P3"/>
      <text:p text:style-name="P4">Άσκηση 1</text:p>
      <text:p text:style-name="P5"/>
      <text:p text:style-name="P6"/>
      <text:p text:style-name="P7">α) Το πακέτο χρειάζεται 10,43<text:s/><text:span text:style-name="T8">msec</text:span><text:s/>για να φτάσει από τον αποστολέα στον παραλήπτη. Η συνολική καθυστέρηση είναι το άθροισμα της καθυστέρησης διάδοσης του καναλιού, που έχει οριστεί στα 2<text:span text:style-name="T9">ms</text:span>,<text:s/>και της καθυστέρησης μετάδοσης, που ισούται με 1024*8/1000000 =<text:s/>8,192<text:s/><text:span text:style-name="T10">ms</text:span>,<text:s/>συνολικά 10,192<text:s/><text:span text:style-name="T11">ms</text:span>.<text:s/>Τα δεδομένα της προσομοίωσης συμφωνούν με τους θεωρητικούς υπολογισμούς. Η έξοδος της προσομοίωσης είναι η παρακάτω:</text:p>
      <text:p text:style-name="P12"/>
      <text:p text:style-name="P13">At time 2s client sent 1024 bytes to 10.1.1.1 port 9</text:p>
      <text:p text:style-name="P14">At time 2.01043s server received 1024 bytes from 10.1.1.2 port 49153</text:p>
      <text:p text:style-name="P15">At time 2.01043s<text:s/>server sent 1024 bytes to 10.1.1.2 port 49153</text:p>
      <text:p text:style-name="P16">At time 2.02086s client received 1024 bytes from 10.1.1.1 port 9</text:p>
      <text:p text:style-name="P17"/>
      <text:p text:style-name="P18">β) Αυξάνοντας το ρυθμό δεδομένων στο κανάλι, παραμένει σταθερή η καθυστέρηση διάδοσης, ενώ η καθυστέρηση μετάδοσης μειώνεται. Τα αποτελέσματα φαίνονται στον παρακάτω πίνακα</text:p>
      <text:p text:style-name="P19"/>
      <text:p text:style-name="P20"/>
      <text:p text:style-name="P21"><draw:frame draw:z-index="251656704" draw:id="id0" draw:style-name="a0" draw:name="Αντικείμενο1" text:anchor-type="paragraph" svg:x="0in" svg:y="0in" svg:width="5.33333in" svg:height="0.71111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  <text:p text:style-name="P22"/>
      <text:p text:style-name="P23">Η τιμή της πέφτει στα 4.11<text:s/><text:span text:style-name="T24">ms</text:span><text:s text:c="2"/>για ρυθμό δεδομένων 4<text:span text:style-name="T25">Mbps</text:span>.<text:s/>Η μείωση είναι αρκετά μεγάλη, καθώς από το ερώτημα α) υπολογίστηκε ότι η καθυστέρηση μετάδοσης αποτελεί το μεγαλύτερο ποσοστό της συνολικής καθυστέρησης. Άρα, η αύξηση του ρυθμού δεδομένων συμβάλει καθοριστικά στη μείωση της συνολικής καθυστέρησης, όπως φαίνεται για όλα τα πειράματα που εκτελέστηκαν.</text:p>
      <text:p text:style-name="P26">Οι έξοδοι της προσομοίωσης για τα 4, 8, 24, 48<text:s/><text:span text:style-name="T27">Mbps</text:span><text:s/>είναι οι παρακάτω (με τη σειρά):</text:p>
      <text:p text:style-name="P28"/>
      <text:p text:style-name="P29">4 Mbps</text:p>
      <text:p text:style-name="P30">At time 2s client sent 1024 bytes to 10.1.1.1 port 9</text:p>
      <text:p text:style-name="P31">At time 2.00411s server received 1024 bytes from 10.1.1.2 port 49153</text:p>
      <text:p text:style-name="P32">At time 2.00411s server sent 1024 bytes to 10.1.1.2 port 49153</text:p>
      <text:p text:style-name="P33">At time 2.00822s client received 1024 bytes from 10.1.1.1 port 9</text:p>
      <text:p text:style-name="P34"/>
      <text:p text:style-name="P35">8Mbps</text:p>
      <text:p text:style-name="P36">At time 2s client sent 1024 bytes to 10.1.1.1 port 9</text:p>
      <text:p text:style-name="P37">At time 2.00305s server received 1024 bytes from 10.1.1.2 port 49153</text:p>
      <text:p text:style-name="P38">At time 2.00305s server sent 1024 bytes to 10.1.1.2 port 49153</text:p>
      <text:p text:style-name="P39">At time 2.00611s client received 1024 bytes from 10.1.1.1 port 9</text:p>
      <text:p text:style-name="P40"/>
      <text:p text:style-name="P41">24<text:s/>Mbps</text:p>
      <text:p text:style-name="P42">At time<text:s/>2s client sent 1024 bytes to 10.1.1.1 port 9</text:p>
      <text:p text:style-name="P43">At time 2.00235s server received 1024 bytes from 10.1.1.2 port 49153</text:p>
      <text:p text:style-name="P44">At time 2.00235s server sent 1024 bytes to 10.1.1.2 port 49153</text:p>
      <text:p text:style-name="P45">At time 2.0047s client received 1024 bytes from 10.1.1.1 port 9</text:p>
      <text:p text:style-name="P46"/>
      <text:p text:style-name="P47">48<text:s/>Mbps</text:p>
      <text:p text:style-name="P48">At time 2s client sent 1024 bytes to 10.1.1.1 port 9</text:p>
      <text:p text:style-name="P49">At time 2.00218s server received 1024 bytes from 10.1.1.2 port 49153</text:p>
      <text:p text:style-name="P50">At time 2.00218s server sent 1024 bytes to 10.1.1.2 port 49153</text:p>
      <text:p text:style-name="P51">At time 2.00435s client received 1024 bytes from 10.1.1.1 port 9</text:p>
      <text:p text:style-name="P52"/>
      <text:p text:style-name="P53">Άσκηση 2</text:p>
      <text:p text:style-name="P54"/>
      <text:p text:style-name="P55"/>
      <text:p text:style-name="P56">α) Τα αποτελέσματα της εντολής<text:s/><text:span text:style-name="T57">ping</text:span><text:s/><text:a xlink:href="http://www.google.gr/" office:target-frame-name="_top" xlink:show="replace">www.google.gr</text:a><text:s/>φαίνονται στον παρακάτω πίνακα.</text:p>
      <text:p text:style-name="P58"/>
      <text:p text:style-name="P59"><draw:frame draw:z-index="251657728" draw:id="id1" draw:style-name="a1" draw:name="Αντικείμενο2" text:anchor-type="paragraph" svg:x="0in" svg:y="0in" svg:width="3.55625in" svg:height="0.53333in" style:rel-width="scale" style:rel-height="scale"><draw:object xlink:href="Object 2/" xlink:type="simple" xlink:show="embed" xlink:actuate="onLoad"/><draw:image xlink:href="ObjectReplacements/Object 2" xlink:type="simple" xlink:show="embed" xlink:actuate="onLoad"/><svg:title/><svg:desc/></draw:frame></text:p>
      <text:p text:style-name="P60"/>
      <text:p text:style-name="P61"/>
      <text:p text:style-name="P62"/>
      <text:p text:style-name="P63">β) Με βάση αυτά, η συνολική καθυστέρηση κατά τη μετάδοση του πακέτου είναι πλέον 41,118<text:s/><text:span text:style-name="T64">ms</text:span>.<text:s/>Η τιμή αυτή είναι κατά πολύ υψηλότερη συγκριτικά με το σύνολο των καθυστερήσεων που παρατηρήθηκαν στην προηγούμενη άσκηση. Αυτό συμβαίνει διότι τώρα αυξάνεται πολύ η καθυστέρηση διάδοσης, από τα 2<text:span text:style-name="T65">ms</text:span><text:s/>στα 41<text:span text:style-name="T66">ms</text:span>.<text:s/>Αυτό έχει ως αποτέλεσμα η επίδραση της αύξησης του ρυθμού δεδομένων στο κανάλι να είναι πολύ μικρότερη, καθώς η μείωση της καθυστέρησης μετάδοσης αποτελεί ένα πολύ μικρό τμήμα της συνολικής καθυστέρησης. Η<text:span text:style-name="T67"><text:s/></text:span>έξοδος<text:span text:style-name="T68"><text:s/></text:span>της<text:span text:style-name="T69"><text:s/></text:span>προσομοίωσης<text:span text:style-name="T70"><text:s/></text:span>είναι<text:span text:style-name="T71"><text:s/></text:span>η<text:span text:style-name="T72"><text:s/></text:span>παρακάτω<text:span text:style-name="T73">:</text:span></text:p>
      <text:p text:style-name="P74"/>
      <text:p text:style-name="P75">At time 2s client sent 1024 bytes to 10.1.1.1 port 9</text:p>
      <text:p text:style-name="P76">At time 2.04118s server received 1024 bytes from 10.1.1.2 port 49153</text:p>
      <text:p text:style-name="P77">At time 2.04118s server sent 1024 bytes to 10.1.1.2 port 49153</text:p>
      <text:p text:style-name="P78">At time 2.08235s client received 1024 bytes from 10.1.1.1 port 9</text:p>
      <text:p text:style-name="P79"/>
      <text:p text:style-name="P80"/>
      <text:p text:style-name="P81">γ)<text:s/>Η μείωση του ρυθμού μετάδοσης από τα 48<text:span text:style-name="T82">Mbps</text:span><text:s/>στο 1<text:s/><text:span text:style-name="T83">Mbps</text:span><text:s/>έχει ως αποτέλεσμα την αύξηση της συνολικής καθυστέρησης στα 49,43<text:s/><text:span text:style-name="T84">ms</text:span>,<text:s/>έναντι των 41<text:span text:style-name="T85">ms</text:span><text:s/>της προηγούμενης περίπτωσης. Η πολύ μεγάλη μείωση του ρυθμού δεδομένων συμβάλει στην αύξηση της καθυστέρησης κατά<text:s/>περίπου 8<text:span text:style-name="T86">ms</text:span><text:s/>ή 20%. Έξοδος<text:span text:style-name="T87">:</text:span></text:p>
      <text:p text:style-name="P88"/>
      <text:p text:style-name="P89">At time 2s client sent 1024 bytes to 10.1.1.1 port 9</text:p>
      <text:p text:style-name="P90">At time 2.04943s server received 1024 bytes from 10.1.1.2 port 49153</text:p>
      <text:p text:style-name="P91">At time 2.04943s server sent 1024 bytes to 10.1.1.2 port 49153</text:p>
      <text:p text:style-name="P92">At time 2.09886s client received 1024 bytes<text:s/>from 10.1.1.1 port 9</text:p>
      <text:p text:style-name="P93"/>
      <text:p text:style-name="P94"/>
      <text:p text:style-name="P95">Άσκηση 3</text:p>
      <text:p text:style-name="P96"/>
      <text:p text:style-name="P97">Α) Το πακέτο χρειάζεται 98,86<text:span text:style-name="T98">ms</text:span><text:s/>για να ολοκληρωθεί η μετάδοσή του. Παρατηρείται μια αύξηση σε σχέση με την περίπτωση που υπήρχε μόνο ένα κανάλι. Η ύπαρξη του δεύτερου καναλιού μέσω του οποίου πρέπει να περάσει το<text:s/>πακέτο προκαλεί διπλασιασμό της καθυστέρησης.</text:p>
      <text:p text:style-name="P99"/>
      <text:p text:style-name="P100">At time 2s client sent 1024 bytes to 10.1.1.1 port 9</text:p>
      <text:p text:style-name="P101">At time 2.09886s server received 1024 bytes from 10.1.2.2 port 49153</text:p>
      <text:p text:style-name="P102">At time 2.09886s server sent 1024 bytes to 10.1.2.2 port 49153</text:p>
      <text:p text:style-name="P103">At time 2.19773s client<text:s/>received 1024 bytes from 10.1.1.1 port 9</text:p>
      <text:p text:style-name="P104">Β) Η αύξηση του μεγέθους του πακέτου θα έχει ως αποτέλεσμα την αύξηση της καθυστέρησης μετάδοσης, οδηγώντας με τη σειρά της σε αύξηση της συνολικής καθυστέρησης.</text:p>
      <text:p text:style-name="P105"/>
      <text:p text:style-name="P106"/>
      <text:p text:style-name="P107"><draw:frame draw:z-index="251658752" draw:id="id2" draw:style-name="a2" draw:name="Αντικείμενο3" text:anchor-type="paragraph" svg:x="0in" svg:y="0in" svg:width="1.77847in" svg:height="0.71111in" style:rel-width="scale" style:rel-height="scale"><draw:object xlink:href="Object 3/" xlink:type="simple" xlink:show="embed" xlink:actuate="onLoad"/><draw:image xlink:href="ObjectReplacements/Object 3" xlink:type="simple" xlink:show="embed" xlink:actuate="onLoad"/><svg:title/><svg:desc/></draw:frame></text:p>
      <text:p text:style-name="P108"/>
      <text:p text:style-name="P109"/>
      <text:p text:style-name="P110"/>
      <text:p text:style-name="P111"/>
      <text:p text:style-name="P112">Για πακέτα μεγέθους 4 ΚΒ, η τιμή της καθυστέρησης φτάνει στα 118,38<text:span text:style-name="T113">ms</text:span><text:s/>ενώ για πακέτα 8 ΚΒ στα 151,67<text:s/><text:span text:style-name="T114">ms</text:span>.<text:s/>Ο διπλασιασμός του μεγέθους του πακέτου από 4 σε 8 ΚΒ, δεν συνεπάγεται αντίστοιχα διπλασιασμό της τιμής της καθυστέρησης, διότι η καθυστέρηση μετάδοσης η οποία εξαρτάται από το μέγεθος του πακέτου και το ρυθμό δεδομένων του καναλιού, καταλαμβάνει μικρότερο ποσοστό έναντι της καθυστέρησης διάδοσης, στα δίκτυα που εξετάζουμε.</text:p>
      <text:p text:style-name="P115"/>
      <text:p text:style-name="P116">4KB</text:p>
      <text:p text:style-name="P117">At time 2s client sent 4096 bytes to<text:s/>10.1.1.1 port 9</text:p>
      <text:p text:style-name="P118">At time 2.11838s server received 4096 bytes from 10.1.2.2 port 49153</text:p>
      <text:p text:style-name="P119">At time 2.11838s server sent 4096 bytes to 10.1.2.2 port 49153</text:p>
      <text:p text:style-name="P120">At time 2.23675s client received 4096 bytes from 10.1.1.1 port 9</text:p>
      <text:p text:style-name="P121"/>
      <text:p text:style-name="P122">8KB</text:p>
      <text:p text:style-name="P123">At time 2s client sent 8192 bytes to<text:s/>10.1.1.1 port 9</text:p>
      <text:p text:style-name="P124">At time 2.15167s server received 8192 bytes from 10.1.2.2 port 49153</text:p>
      <text:p text:style-name="P125">At time 2.15167s server sent 8192 bytes to 10.1.2.2 port 49153</text:p>
      <text:p text:style-name="P126">At time 2.30334s client received 8192 bytes from 10.1.1.1 port 9</text:p>
      <text:p text:style-name="P127"/>
      <text:p text:style-name="P128"/>
      <text:p text:style-name="P129">Άσκηση 4</text:p>
      <text:p text:style-name="P130"/>
      <text:p text:style-name="P131">Οι παράγοντες που επηρεάζουν τη<text:s/>συνολική καθυστέρηση είναι οι παρακάτω:</text:p>
      <text:p text:style-name="P132"/>
      <text:list text:style-name="LFO1" text:continue-numbering="true">
        <text:list-item>
          <text:p text:style-name="P133">καθυστέρηση διάδοσης</text:p>
        </text:list-item>
        <text:list-item>
          <text:p text:style-name="P134">ρυθμός δεδομένων καναλιού</text:p>
        </text:list-item>
        <text:list-item>
          <text:p text:style-name="P135">ποσότητα δεδομένων</text:p>
        </text:list-item>
        <text:list-item>
          <text:p text:style-name="P136">αριθμός καναλιών και τα χαρακτηριστικά τους, μέσω των οποίων μεταδίδονται τα δεδομένα</text:p>
        </text:list-item>
      </text:list>
      <text:p text:style-name="P137"/>
      <text:p text:style-name="P138">Ο ρυθμός δεδομένων του καναλιού επηρεάζει την καθυστέρηση μετάδοσης. Για σταθερή ποσότητα δεδομένων, η αύξηση του ρυθμού δεδομένων έχει ως <text:s/>αποτέλεσμα τη μείωση της καθυστέρησης μετάδοσης. Ο βαθμός που θα επηρεαστεί η συνολική καθυστέρηση, εξαρτάται από το μέγεθος της καθυστέρησης διάδοσης. Όπως φάνηκε στην Άσκηση<text:s/>1, στην οποία το κανάλι έχει καθυστέρηση διάδοσης<text:s/>2<text:span text:style-name="T139">ms</text:span>,<text:s/>η αύξηση του ρυθμού δεδομένων του καναλιού έχει ως αποτέλεσμα τη μείωση, σε<text:s/><text:soft-page-break/>μεγάλο βαθμό της <text:s/>καθυστέρησης διάδοσης. Αυτό όμως δε συμβαίνει στην Άσκηση 2, στην οποία η καθυστέρηση διάδοσης, βάσει των μετρήσεων<text:s/><text:span text:style-name="T140">ping</text:span><text:s/>έχει τιμή 41<text:s/><text:span text:style-name="T141">ms</text:span>.<text:s/>Εδώ, καταλαμβάνει μεγαλύτερο ποσοστό της συνολικής καθυστέρησης, επομένως ο ρυθμός μετάδοσης έχει μικρότερη επίπτωση στην τελική τιμή.</text:p>
      <text:p text:style-name="P142">Στην Άσκηση 3, παρατηρείται ότι η προσθήκη ενός επιπλέον καναλιού επικοινωνίας έχει επίπτωση στην καθυστέρηση, αυξάνοντάς την. Δεδομένου ότι τα χαρακτηριστικά των δύο καναλιών είναι πανομοιότυπα, η καθυστέρηση διπλασιάζεται σε σχέση με αυτήν των αντίστοιχων περιπτώσεων που εξετάστηκαν σε προηγούμενες ασκήσεις. Όταν αυξάνεται το μέγεθος του πακέτου μεγαλώνει η <text:s/>καθυστέρηση μετάδοσης, επομένως αυξάνεται η συνολική καθυστέρηση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enetis Pallikaras</dc:creator>
    <meta:creation-date>2018-01-29T15:03:00Z</meta:creation-date>
    <dc:date>2019-10-27T20:32:00Z</dc:date>
    <meta:template xlink:href="Normal" xlink:type="simple"/>
    <meta:editing-cycles>10</meta:editing-cycles>
    <meta:editing-duration>PT3300S</meta:editing-duration>
    <meta:document-statistic meta:page-count="5" meta:paragraph-count="13" meta:word-count="1024" meta:character-count="6852" meta:row-count="48" meta:non-whitespace-character-count="58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neti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Mbps</text:p>
          </table:table-cell>
          <table:table-cell office:value-type="string" calcext:value-type="string">
            <text:p>4Mbps</text:p>
          </table:table-cell>
          <table:table-cell office:value-type="string" calcext:value-type="string">
            <text:p>8Mbps</text:p>
          </table:table-cell>
          <table:table-cell office:value-type="string" calcext:value-type="string">
            <text:p>24Mbps</text:p>
          </table:table-cell>
          <table:table-cell office:value-type="string" calcext:value-type="string">
            <text:p>48Mbps</text:p>
          </table:table-cell>
        </table:table-row>
        <table:table-row table:style-name="ro1">
          <table:table-cell office:value-type="string" calcext:value-type="string">
            <text:p>sent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eived</text:p>
          </table:table-cell>
          <table:table-cell office:value-type="float" office:value="2.01043" calcext:value-type="float">
            <text:p>2,01043</text:p>
          </table:table-cell>
          <table:table-cell office:value-type="float" office:value="2.00411" calcext:value-type="float">
            <text:p>2,00411</text:p>
          </table:table-cell>
          <table:table-cell office:value-type="float" office:value="2.00305" calcext:value-type="float">
            <text:p>2,00305</text:p>
          </table:table-cell>
          <table:table-cell office:value-type="float" office:value="2.00235" calcext:value-type="float">
            <text:p>2,00235</text:p>
          </table:table-cell>
          <table:table-cell office:value-type="float" office:value="2.00218" calcext:value-type="float">
            <text:p>2,00218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table:formula="of:=[.B4]-[.B3]" office:value-type="float" office:value="0.0104299999999999" calcext:value-type="float">
            <text:p>0,01043</text:p>
          </table:table-cell>
          <table:table-cell table:formula="of:=[.C4]-[.C3]" office:value-type="float" office:value="0.00410999999999984" calcext:value-type="float">
            <text:p>0,00411</text:p>
          </table:table-cell>
          <table:table-cell table:formula="of:=[.D4]-[.D3]" office:value-type="float" office:value="0.00305" calcext:value-type="float">
            <text:p>0,00305</text:p>
          </table:table-cell>
          <table:table-cell table:formula="of:=[.E4]-[.E3]" office:value-type="float" office:value="0.00234999999999985" calcext:value-type="float">
            <text:p>0,00235</text:p>
          </table:table-cell>
          <table:table-cell table:formula="of:=[.F4]-[.F3]" office:value-type="float" office:value="0.00218000000000007" calcext:value-type="float">
            <text:p>0,0021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9">00/00/0000</text:date>, <text:time style:data-style-name="N2" text:time-value="19:19:07.329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netis" table:style-name="ta1">
        <table:table-column table:style-name="co1" table:number-columns-repeated="4" table:default-cell-style-name="Default"/>
        <table:table-row table:style-name="ro1" table:number-rows-repeated="13">
          <table:table-cell table:number-columns-repeated="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RTT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table:formula="of:=[.B15]/2" office:value-type="float" office:value="41" calcext:value-type="float">
            <text:p>41</text:p>
          </table:table-cell>
          <table:table-cell table:formula="of:=[.C15]/2" office:value-type="float" office:value="41.5" calcext:value-type="float">
            <text:p>41,5</text:p>
          </table:table-cell>
          <table:table-cell table:formula="of:=[.D15]/2"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9">00/00/0000</text:date>, <text:time style:data-style-name="N2" text:time-value="19:22:25.251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netis" table:style-name="ta1">
        <table:table-column table:style-name="co1" table:number-columns-repeated="4" table:default-cell-style-name="Default"/>
        <table:table-row table:style-name="ro1" table:number-rows-repeated="56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 ΚΒ</text:p>
          </table:table-cell>
          <table:table-cell office:value-type="string" calcext:value-type="string">
            <text:p>8 ΚΒ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.11838" calcext:value-type="float">
            <text:p>2,11838</text:p>
          </table:table-cell>
          <table:table-cell office:value-type="float" office:value="2.15167" calcext:value-type="float">
            <text:p>2,15167</text:p>
          </table:table-cell>
        </table:table-row>
        <table:table-row table:style-name="ro1">
          <table:table-cell table:number-columns-repeated="2"/>
          <table:table-cell table:formula="of:=[.C59]-[.C58]" office:value-type="float" office:value="0.11838" calcext:value-type="float">
            <text:p>0,11838</text:p>
          </table:table-cell>
          <table:table-cell table:formula="of:=[.D59]-[.D58]" office:value-type="float" office:value="0.15167" calcext:value-type="float">
            <text:p>0,1516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0">00/00/0000</text:date>, <text:time style:data-style-name="N2" text:time-value="12:52:31.773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